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2" style:family="paragraph" style:parent-style-name="Standard">
      <style:paragraph-properties style:text-autospace="none"/>
      <style:text-properties fo:color="#00008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style:text-autospace="none"/>
      <style:text-properties fo:color="#00008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  <style:text-properties fo:color="#000080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80"/>
    </style:style>
    <style:style style:name="T5" style:family="text">
      <style:text-properties fo:color="#00008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pub</text:span><text:span text:style-name="T6">lic int Aufruf(int Wuerfel)</text:span></text:p>
      <text:p text:style-name="P1">0 – Bewege Figur 0</text:p>
      <text:p text:style-name="P1">1 – Bewege Figur 1</text:p>
      <text:p text:style-name="P1">2 – Bewege Figur 2</text:p>
      <text:p text:style-name="P1">3 – Bewege Figur 3</text:p>
      <text:p text:style-name="P1">4 – Setze neue Figur aufs Feld</text:p>
      <text:p text:style-name="P1">5 – Keine Aktion</text:p>
      <text:p text:style-name="P1"/>
      <text:p text:style-name="P1"/>
      <text:p text:style-name="P2">Spielfeld[0..43]</text:p>
      <text:p text:style-name="P1">0 – Nicht Besetzt</text:p>
      <text:p text:style-name="P1">1 – Spieler1</text:p>
      <text:p text:style-name="P1">2 – Spieler2</text:p>
      <text:p text:style-name="P1">3 – Spieler3</text:p>
      <text:p text:style-name="P1">4 – Spieler4</text:p>
      <text:p text:style-name="P1"/>
      <text:p text:style-name="P2">GetEigenePosition(i)</text:p>
      <text:p text:style-name="P1">-1 <text:s/>– Nicht auf dem Feld, im Haus</text:p>
      <text:p text:style-name="P1">&gt;-1 – Feldposition</text:p>
      <text:p text:style-name="P1"/>
      <text:p text:style-name="P1"/>
      <text:p text:style-name="P1"><text:s/><text:span text:style-name="T4"><text:s text:c="3"/>override public void OnFailure()</text:span></text:p>
      <text:p text:style-name="P3"><text:s text:c="8"/>{</text:p>
      <text:p text:style-name="P3"/>
      <text:p text:style-name="P3"><text:s text:c="8"/>}</text:p>
      <text:p text:style-name="P1"/>
      <text:p text:style-name="P1">wird bei einem Fehler aufgerufen, schreib hier deine Ausgabe für Fehlerfälle rein.</text:p>
      <text:p text:style-name="P1">Bsp:<text:span text:style-name="T4"> override public void OnFailure()</text:span></text:p>
      <text:p text:style-name="P3"><text:s text:c="8"/>{</text:p>
      <text:p text:style-name="P3">for (int i = 0; i &lt; 44; i++) SystemMessage(Convert.ToString(i) + "--" + Convert.ToString(Spielfeld[i]));</text:p>
      <text:p text:style-name="P3"><text:s text:c="12"/></text:p>
      <text:p text:style-name="P2"><text:s text:c="8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0S</meta:editing-duration>
    <meta:editing-cycles>12</meta:editing-cycles>
    <meta:generator>LibreOffice/3.5$Windows_x86 LibreOffice_project/165a79a-7059095-e13bb37-fef39a4-9503d18</meta:generator>
    <dc:date>2012-09-09T20:48:24.83</dc:date>
    <meta:document-statistic meta:table-count="0" meta:image-count="0" meta:object-count="0" meta:page-count="1" meta:paragraph-count="25" meta:word-count="104" meta:character-count="607" meta:non-whitespace-character-count="479"/>
    <meta:user-defined meta:name="Info 1"/>
    <meta:user-defined meta:name="Info 2"/>
    <meta:user-defined meta:name="Info 3"/>
    <meta:user-defined meta:name="Info 4"/>
  </office:meta>
</office:document-meta>
</file>